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6.103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std prefix</text:p>
          </table:table-cell>
          <table:table-cell table:style-name="ce1" office:value-type="string">
            <text:p>classes</text:p>
          </table:table-cell>
          <table:table-cell table:style-name="ce1" office:value-type="string">
            <text:p>operations</text:p>
          </table:table-cell>
          <table:table-cell table:style-name="ce1" office:value-type="string">
            <text:p>datatype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ERN-Enclosure</text:p>
          </table:table-cell>
          <table:table-cell office:value-type="string">
            <text:p>NR (internal only)</text:p>
          </table:table-cell>
          <table:table-cell office:value-type="string">
            <text:p>Near</text:p>
          </table:table-cell>
          <table:table-cell office:value-type="string">
            <text:p>getGranularity, setGranularityUp,..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office:value-type="string">
            <text:p>NR (internal only)</text:p>
          </table:table-cell>
          <table:table-cell table:style-name="ce3" office:value-type="string">
            <text:p>MutNear</text:p>
          </table:table-cell>
          <table:table-cell office:value-type="string">
            <text:p>getGranularityM, setGranularityUpM,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Encl</text:p>
          </table:table-cell>
          <table:table-cell office:value-type="string">
            <text:p>precision, setGranularityOut,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MutEncl</text:p>
          </table:table-cell>
          <table:table-cell office:value-type="string">
            <text:p>precision, setGranularityOut,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(Mut-)EnclOrder</text:p>
          </table:table-cell>
          <table:table-cell office:value-type="string">
            <text:p>ref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(Mut-)EnclApproxOrder</text:p>
          </table:table-cell>
          <table:table-cell office:value-type="string">
            <text:p>maybeRef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(Mut-)Lattice</text:p>
          </table:table-cell>
          <table:table-cell office:value-type="string">
            <text:p>top, bottom, meet, joi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(Mut-)ApproxLattice</text:p>
          </table:table-cell>
          <table:table-cell office:value-type="string">
            <text:p>top, bottom, meetOut, meetIn, ..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table:style-name="ce4" office:value-type="string">
            <text:p>(Mut-)EnclTuple</text:p>
          </table:table-cell>
          <table:table-cell office:value-type="string">
            <text:p>fromList, getItem, conc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ERN-Real</text:p>
          </table:table-cell>
          <table:table-cell office:value-type="string">
            <text:p>RNR (internal only)</text:p>
          </table:table-cell>
          <table:table-cell office:value-type="string">
            <text:p>(Mut-)NearOrder</text:p>
          </table:table-cell>
          <table:table-cell office:value-type="string">
            <text:p>maxUp, maxDn, maybeLeq,...</text:p>
          </table:table-cell>
          <table:table-cell office:value-type="string">
            <text:p>AGFloat, MPF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NR (internal only)</text:p>
          </table:table-cell>
          <table:table-cell office:value-type="string">
            <text:p>(Mut-)NearField</text:p>
          </table:table-cell>
          <table:table-cell office:value-type="string">
            <text:p>+^, +_, *^, *_, /^, /_, ..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NR (internal only)</text:p>
          </table:table-cell>
          <table:table-cell office:value-type="string">
            <text:p>(Mut-)NearElementary</text:p>
          </table:table-cell>
          <table:table-cell office:value-type="string">
            <text:p>expUp, expDn, ..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NC</text:p>
          </table:table-cell>
          <table:table-cell office:value-type="string">
            <text:p>(Mut-)EnclField</text:p>
          </table:table-cell>
          <table:table-cell/>
          <table:table-cell office:value-type="string">
            <text:p>Interv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NC</text:p>
          </table:table-cell>
          <table:table-cell office:value-type="string">
            <text:p>(Mut-)EnclElementa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ERN-RmToRn</text:p>
          </table:table-cell>
          <table:table-cell table:style-name="Default" office:value-type="string">
            <text:p>FNR</text:p>
          </table:table-cell>
          <table:table-cell table:style-name="Default" office:value-type="string">
            <text:p>(Mut-)NearFn</text:p>
          </table:table-cell>
          <table:table-cell table:style-name="Default" office:value-type="string">
            <text:p>evalUp, evalDn, setLimits</text:p>
          </table:table-cell>
          <table:table-cell table:style-name="Default" office:value-type="string">
            <text:p>(Mut-)ChebPoly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ENC</text:p>
          </table:table-cell>
          <table:table-cell table:style-name="Default" office:value-type="string">
            <text:p>FnLimits</text:p>
          </table:table-cell>
          <table:table-cell table:style-name="Default" office:value-type="string">
            <text:p>(none)</text:p>
          </table:table-cell>
          <table:table-cell table:style-name="Default" office:value-type="string">
            <text:p>MaxDegS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NC</text:p>
          </table:table-cell>
          <table:table-cell office:value-type="string">
            <text:p>(Mut-)EnclFunc</text:p>
          </table:table-cell>
          <table:table-cell office:value-type="string">
            <text:p>eval, setLimits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FENCU</text:p>
          </table:table-cell>
          <table:table-cell office:value-type="string">
            <text:p>(Mut-)EnclFuncUnit</text:p>
          </table:table-cell>
          <table:table-cell office:value-type="string">
            <text:p>const, affine, ...</text:p>
          </table:table-cell>
          <table:table-cell office:value-type="string">
            <text:p>(Mut-)FnUn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NCD</text:p>
          </table:table-cell>
          <table:table-cell office:value-type="string">
            <text:p>(Mut-)EnclFuncDom</text:p>
          </table:table-cell>
          <table:table-cell office:value-type="string">
            <text:p>const, proj, ...</text:p>
          </table:table-cell>
          <table:table-cell office:value-type="string">
            <text:p>FnDo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(Mut-)EnclFuncPW</text:p>
          </table:table-cell>
          <table:table-cell/>
          <table:table-cell office:value-type="string">
            <text:p>FnPW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>
            <text:p>(Mut-)EnclFuncEdges</text:p>
          </table:table-cell>
          <table:table-cell/>
          <table:table-cell office:value-type="string">
            <text:p>FnEdg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(Mut-)EnclFuncDiff</text:p>
          </table:table-cell>
          <table:table-cell/>
          <table:table-cell office:value-type="string">
            <text:p>FnDiff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prefix</text:p>
          </table:table-cell>
          <table:table-cell office:value-type="string">
            <text:p>module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Numeric.AERN.Approx</text:p>
          </table:table-cell>
          <table:table-cell table:number-columns-repeated="1022"/>
        </table:table-row>
        <table:table-row table:style-name="ro1">
          <table:table-cell office:value-type="string">
            <text:p>ENC</text:p>
          </table:table-cell>
          <table:table-cell office:value-type="string">
            <text:p>Numeric.AERN.Enclosure</text:p>
          </table:table-cell>
          <table:table-cell table:number-columns-repeated="1022"/>
        </table:table-row>
        <table:table-row table:style-name="ro1">
          <table:table-cell office:value-type="string">
            <text:p>RNR</text:p>
          </table:table-cell>
          <table:table-cell office:value-type="string">
            <text:p>Numeric.AERN.Real.Approx</text:p>
          </table:table-cell>
          <table:table-cell table:number-columns-repeated="1022"/>
        </table:table-row>
        <table:table-row table:style-name="ro1">
          <table:table-cell office:value-type="string">
            <text:p>RENC</text:p>
          </table:table-cell>
          <table:table-cell office:value-type="string">
            <text:p>Numeric.AERN.Real</text:p>
          </table:table-cell>
          <table:table-cell table:number-columns-repeated="1022"/>
        </table:table-row>
        <table:table-row table:style-name="ro1">
          <table:table-cell office:value-type="string">
            <text:p>FNR</text:p>
          </table:table-cell>
          <table:table-cell office:value-type="string">
            <text:p>Numeric.AERN.RmToRn.Approx</text:p>
          </table:table-cell>
          <table:table-cell table:number-columns-repeated="1022"/>
        </table:table-row>
        <table:table-row table:style-name="ro1">
          <table:table-cell office:value-type="string">
            <text:p>FENC</text:p>
          </table:table-cell>
          <table:table-cell office:value-type="string">
            <text:p>Numeric.AERN.RmToRn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3/02/2010</text:date>, <text:time>11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50H34M43S</meta:editing-duration>
    <meta:editing-cycles>33</meta:editing-cycles>
    <meta:generator>OpenOffice.org/3.1$Linux OpenOffice.org_project/310m19$Build-9420</meta:generator>
    <dc:date>2010-02-03T11:37:17</dc:date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